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marker-start-width="0.356cm" draw:marker-end-width="0.356cm" draw:textarea-horizontal-align="justify" draw:textarea-vertical-align="top" draw:auto-grow-height="false" fo:padding-top="0.176cm" fo:padding-bottom="0.176cm" fo:padding-left="0.301cm" fo:padding-right="0.30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413cm" svg:height="1.27cm" svg:x="4.048cm" svg:y="5.191cm">
          <text:p text:style-name="P1"><text:span text:style-name="T1">Scyt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413cm" svg:height="1.27cm" svg:x="9.89cm" svg:y="5.191cm">
          <text:p text:style-name="P1"><text:span text:style-name="T1">Smem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556cm" svg:height="4.064cm" svg:x="6.588cm" svg:y="8.366cm">
          <text:p text:style-name="P1"><text:span text:style-name="T1">Sv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4cm" svg:height="1.397cm" svg:x="6.969cm" svg:y="10.652cm">
          <text:p text:style-name="P1"><text:span text:style-name="T1">MAPK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s" svg:x1="6.461cm" svg:y1="5.826cm" svg:x2="9.89cm" svg:y2="5.826cm" draw:start-shape="id1" draw:start-glue-point="1" draw:end-shape="id2" draw:end-glue-point="3" svg:d="m6461 5826h550 2327 552">
          <text:p/>
        </draw:connector>
        <draw:connector draw:style-name="gr3" draw:text-style-name="P2" draw:layer="layout" svg:x1="6.588cm" svg:y1="10.398cm" svg:x2="5.254cm" svg:y2="6.461cm" draw:start-shape="id3" draw:start-glue-point="3" draw:end-shape="id1" draw:end-glue-point="2" svg:d="m6588 10398h-1334v-3937">
          <text:p/>
        </draw:connector>
        <draw:connector draw:style-name="gr3" draw:text-style-name="P2" draw:layer="layout" svg:x1="11.096cm" svg:y1="6.461cm" svg:x2="10.144cm" svg:y2="10.398cm" draw:start-shape="id2" draw:start-glue-point="2" draw:end-shape="id3" draw:end-glue-point="1" svg:d="m11096 6461v3937h-9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ffff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9T17:27:46</meta:creation-date>
    <dc:date>2012-12-20T12:11:33</dc:date>
    <meta:editing-duration>PT18H28M37S</meta:editing-duration>
    <meta:editing-cycles>1</meta:editing-cycles>
    <meta:document-statistic meta:object-count="7"/>
    <meta:generator>LibreOffice/3.4$Unix LibreOffice_project/340m1$Build-502</meta:generator>
  </office:meta>
</office:document-meta>
</file>